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269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11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Group</text:p>
          </table:table-cell>
          <table:table-cell table:style-name="ce6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efault values not supported by compiler</text:p>
          </table:table-cell>
        </table:table-row>
        <table:table-row table:style-name="ro1">
          <table:table-cell/>
          <table:covered-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Unknown property type accessed</text:p>
          </table:table-cell>
        </table:table-row>
        <table:table-row table:style-name="ro1">
          <table:table-cell/>
          <table:covered-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Property does not exist in this object</text:p>
          </table:table-cell>
        </table:table-row>
        <table:table-row table:style-name="ro1">
          <table:table-cell/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7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7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7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7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Sheduler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NodeGroup deleted but not all jobs are done</text:p>
          </table:table-cell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de already has dependencies, it is not allowed to be added to a group</text:p>
          </table:table-cell>
        </table:table-row>
        <table:table-row table:style-name="ro1">
          <table:table-cell/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covered-table-cell/>
          <table:table-cell table:style-name="ce4" office:value-type="float" office:value="20" calcext:value-type="float">
            <text:p>20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Creation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Geometry was not set before setting constraints types</text:p>
          </table:table-cell>
        </table:table-row>
        <table:table-row table:style-name="ro1"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raph representation of constraint could not be created</text:p>
          </table:table-cell>
        </table:table-row>
        <table:table-row table:style-name="ro1">
          <table:table-cell/>
          <table:covered-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covered-table-cell/>
          <table:table-cell table:style-name="ce4" office:value-type="float" office:value="30" calcext:value-type="float">
            <text:p>30</text:p>
          </table:table-cell>
          <table:table-cell table:style-name="ce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7:24:15.553643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4S</meta:editing-duration>
    <meta:editing-cycles>12</meta:editing-cycles>
    <meta:generator>LibreOffice/4.2.7.2$Linux_X86_64 LibreOffice_project/420m0$Build-2</meta:generator>
    <dc:date>2014-12-11T17:44:54.849114072</dc:date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